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53"/></text:span><draw:frame text:anchor-type="as-char" svg:width="65.85mm" svg:height="36.18mm" style:rel-width="scale" style:rel-height="scale"><draw:object-ole xlink:href="OleObj1"/><draw:image xlink:href="ObjectReplacements/OleObj1"/></draw:frame><text:span text:style-name="T1"/></text:p>
      <text:p text:style-name="P1"><text:span text:style-name="T2">NAME: Sowmya</text:span></text:p>
      <text:p text:style-name="P1"><text:span text:style-name="T2">GMAIL: sowmyamokka7@gmail.com</text:span></text:p>
      <text:p text:style-name="P1"><text:span text:style-name="T2"/></text:p>
      <text:p text:style-name="P1"><text:span text:style-name="T3">Create database and how to delete it how to backup</text:span></text:p>
      <text:p text:style-name="P1"><text:span text:style-name="T4">Now you have to launch instance and select ubuntu</text:span></text:p>
      <text:p text:style-name="P1"><text:span text:style-name="T4">create key pair and in security group add inbound rules</text:span></text:p>
      <text:p text:style-name="P1"><text:span text:style-name="T4">click on launch instance</text:span></text:p>
      <text:p text:style-name="P1"><text:span text:style-name="T4">now you need to create database</text:span></text:p>
      <text:p text:style-name="P1"><text:span text:style-name="T4">go to RDS and click on database</text:span></text:p>
      <text:p text:style-name="P1"><text:span text:style-name="T4">click on create database</text:span></text:p>
      <text:p text:style-name="P1"><text:span text:style-name="T4">select standard create and select MYSQL engine</text:span><text:span text:style-name="T5"/></text:p>
      <text:p text:style-name="P2"><draw:frame text:anchor-type="as-char" svg:width="152.40mm" svg:height="61.34mm" style:rel-width="scale" style:rel-height="scale"><draw:object-ole xlink:href="OleObj2"/><draw:image xlink:href="ObjectReplacements/OleObj2"/></draw:frame><text:span text:style-name="T5"/></text:p>
      <text:p text:style-name="P2"><text:span text:style-name="T6">select template production</text:span></text:p>
      <text:p text:style-name="P2"><text:span text:style-name="T6">select multi A-Z DB cluster</text:span></text:p>
      <text:p text:style-name="P2"><draw:frame text:anchor-type="as-char" svg:width="152.40mm" svg:height="66.68mm" style:rel-width="scale" style:rel-height="scale"><draw:object-ole xlink:href="OleObj3"/><draw:image xlink:href="ObjectReplacements/OleObj3"/></draw:frame><text:span text:style-name="T6"/></text:p>
      <text:p text:style-name="P2"><text:span text:style-name="T6">enter DB cluster identifier name</text:span></text:p>
      <text:p text:style-name="P2"><text:span text:style-name="T6">enter the master username</text:span></text:p>
      <text:p text:style-name="P2"><text:span text:style-name="T6">select slef managed</text:span></text:p>
      <text:p text:style-name="P2"><text:span text:style-name="T6">enter the password and confirm it</text:span></text:p>
      <text:p text:style-name="P2"><draw:frame text:anchor-type="as-char" svg:width="152.40mm" svg:height="85.46mm" style:rel-width="scale" style:rel-height="scale"><draw:object-ole xlink:href="OleObj4"/><draw:image xlink:href="ObjectReplacements/OleObj4"/></draw:frame><text:span text:style-name="T6"/></text:p>
      <text:p text:style-name="P2"><text:span text:style-name="T6">In connectivity select connect to an EC2 compute resource</text:span></text:p>
      <text:p text:style-name="P2"><text:span text:style-name="T6">choose<text:s text:c="2"/>your EC2 instance</text:span></text:p>
      <text:p text:style-name="P2"><text:span text:style-name="T6">select your security group</text:span></text:p>
      <text:p text:style-name="P2"><text:span text:style-name="T6">click on create database</text:span></text:p>
      <text:p text:style-name="P2"><draw:frame text:anchor-type="as-char" svg:width="152.40mm" svg:height="50.27mm" style:rel-width="scale" style:rel-height="scale"><draw:object-ole xlink:href="OleObj5"/><draw:image xlink:href="ObjectReplacements/OleObj5"/></draw:frame><text:span text:style-name="T7"/></text:p>
      <text:p text:style-name="P2"><text:span text:style-name="T8">here database created</text:span><text:span text:style-name="T9"/></text:p>
      <text:p text:style-name="P2"><draw:frame text:anchor-type="as-char" svg:width="152.40mm" svg:height="55.83mm" style:rel-width="scale" style:rel-height="scale"><draw:object-ole xlink:href="OleObj6"/><draw:image xlink:href="ObjectReplacements/OleObj6"/></draw:frame><text:span text:style-name="T9"/></text:p>
      <text:p text:style-name="P2"><text:span text:style-name="T10">now connect to ec2 instance </text:span></text:p>
      <text:p text:style-name="P2"><text:span text:style-name="T10">to enter root user -:enter sudo -i</text:span></text:p>
      <text:p text:style-name="P2"><text:span text:style-name="T10">to update we use to enter -: apt update -y</text:span></text:p>
      <text:p text:style-name="P2"><text:span text:style-name="T10">to install mysql we use to enter -:apt install mysql-server</text:span></text:p>
      <text:p text:style-name="P2"><text:span text:style-name="T10">to start mysql we use to enter -:systemctl start mysql.service</text:span></text:p>
      <text:p text:style-name="P2"><text:span text:style-name="T10">go to RDS database and copy the writer end point </text:span></text:p>
      <text:p text:style-name="P2"><text:span text:style-name="T10">to connect mysql we use to -:mysql -h database endpoint(paste) -u admin -p</text:span></text:p>
      <text:p text:style-name="P2"><text:span text:style-name="T10">if we want to see databases we use to enter -: show databases;</text:span></text:p>
      <text:p text:style-name="P2"><draw:frame text:anchor-type="as-char" svg:width="152.40mm" svg:height="69.85mm" style:rel-width="scale" style:rel-height="scale"><draw:object-ole xlink:href="OleObj7"/><draw:image xlink:href="ObjectReplacements/OleObj7"/></draw:frame><text:span text:style-name="T10"/></text:p>
      <text:p text:style-name="P2"><text:span text:style-name="T10">now you need to create the database -: create database (name);</text:span></text:p>
      <text:p text:style-name="P2"><text:span text:style-name="T10">show the databases;</text:span></text:p>
      <text:p text:style-name="P2"><text:span text:style-name="T10">Now you need to check the read replica also to check whether the data entry is possible or not </text:span></text:p>
      <text:p text:style-name="P2"><text:span text:style-name="T10">go to rds database and copy read replica end point </text:span></text:p>
      <text:p text:style-name="P2"><text:span text:style-name="T10">mysql -h paste endpoint -u admin -p</text:span></text:p>
      <text:p text:style-name="P2"><text:span text:style-name="T10">here do not creating databse because in read replica only you have to read the data<text:s/></text:span><text:span text:style-name="T11"/></text:p>
      <text:p text:style-name="P2"><draw:frame text:anchor-type="as-char" svg:width="152.40mm" svg:height="42.86mm" style:rel-width="scale" style:rel-height="scale"><draw:object-ole xlink:href="OleObj8"/><draw:image xlink:href="ObjectReplacements/OleObj8"/></draw:frame><text:span text:style-name="T11"/></text:p>
      <text:p text:style-name="P2"><text:span text:style-name="T12">if we want to failover the database the write replica will be exchanged to read and vice-versa</text:span></text:p>
      <text:p text:style-name="P2"><text:span text:style-name="T12">go to RDS database and select database<text:s text:c="2"/></text:span></text:p>
      <text:p text:style-name="P2"><text:span text:style-name="T12">clcik on action and click on failover</text:span><text:span text:style-name="T13"/></text:p>
      <text:p text:style-name="P2"><draw:frame text:anchor-type="as-char" svg:width="152.40mm" svg:height="51.24mm" style:rel-width="scale" style:rel-height="scale"><draw:object-ole xlink:href="OleObj9"/><draw:image xlink:href="ObjectReplacements/OleObj9"/></draw:frame><text:span text:style-name="T13"/></text:p>
      <text:p text:style-name="P2"><text:span text:style-name="T13">here the database will be failovered </text:span></text:p>
      <text:p text:style-name="P2"><text:span text:style-name="T13">here the read will be write and write will be read</text:span></text:p>
      <text:p text:style-name="P2"><draw:frame text:anchor-type="as-char" svg:width="152.40mm" svg:height="41.85mm" style:rel-width="scale" style:rel-height="scale"><draw:object-ole xlink:href="OleObj10"/><draw:image xlink:href="ObjectReplacements/OleObj10"/></draw:frame><text:span text:style-name="T13"/></text:p>
      <text:p text:style-name="P2"><text:span text:style-name="T14">here you need check creating the database </text:span></text:p>
      <text:p text:style-name="P2"><text:span text:style-name="T14">mysql -h paste endpoint(writer) -u admin-p</text:span></text:p>
      <text:p text:style-name="P2"><text:span text:style-name="T14">show databases;</text:span></text:p>
      <text:p text:style-name="P2"><text:span text:style-name="T14">create database vcube;</text:span></text:p>
      <text:p text:style-name="P2"><draw:frame text:anchor-type="as-char" svg:width="152.40mm" svg:height="45.70mm" style:rel-width="scale" style:rel-height="scale"><draw:object-ole xlink:href="OleObj11"/><draw:image xlink:href="ObjectReplacements/OleObj11"/></draw:frame><text:span text:style-name="T15"/></text:p>
      <text:p text:style-name="P2"><text:span text:style-name="T16">how to delete the database and how to backup it</text:span></text:p>
      <text:p text:style-name="P2"><text:span text:style-name="T16">select the database and click on actions and click on delete</text:span></text:p>
      <text:p text:style-name="P2"><draw:frame text:anchor-type="as-char" svg:width="152.40mm" svg:height="53.40mm" style:rel-width="scale" style:rel-height="scale"><draw:object-ole xlink:href="OleObj12"/><draw:image xlink:href="ObjectReplacements/OleObj12"/></draw:frame><text:span text:style-name="T17"/></text:p>
      <text:p text:style-name="P2"><text:span text:style-name="T18">now go to snapshots and select the databasea </text:span></text:p>
      <text:p text:style-name="P2"><text:span text:style-name="T18">click on actions and click on restore </text:span></text:p>
      <text:p text:style-name="P2"><draw:frame text:anchor-type="as-char" svg:width="152.40mm" svg:height="34.40mm" style:rel-width="scale" style:rel-height="scale"><draw:object-ole xlink:href="OleObj13"/><draw:image xlink:href="ObjectReplacements/OleObj13"/></draw:frame><text:span text:style-name="T19"/></text:p>
      <text:p text:style-name="P2"><text:span text:style-name="T20">now go and create database</text:span><text:span text:style-name="T21"/></text:p>
      <text:p text:style-name="P2"><draw:frame text:anchor-type="as-char" svg:width="152.40mm" svg:height="39.21mm" style:rel-width="scale" style:rel-height="scale"><draw:object-ole xlink:href="OleObj14"/><draw:image xlink:href="ObjectReplacements/OleObj14"/></draw:frame><text:span text:style-name="T21"/></text:p>
      <text:p text:style-name="P2"><draw:frame text:anchor-type="as-char" svg:width="152.40mm" svg:height="40.89mm" style:rel-width="scale" style:rel-height="scale"><draw:object-ole xlink:href="OleObj15"/><draw:image xlink:href="ObjectReplacements/OleObj15"/></draw:frame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2"><text:span text:style-name="T21"/></text:p>
      <text:p text:style-name="P3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